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serif"/>
    <style:font-face style:name="q serif" svg:font-family="'q serif', Georgia, Times, 'Times New Roman', 'Hiragino Kaku Gothic Pro', Meiryo, 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b5cc" officeooo:paragraph-rsid="000fb5cc"/>
    </style:style>
    <style:style style:name="P2" style:family="paragraph" style:parent-style-name="Standard">
      <style:text-properties officeooo:rsid="00114ca7" officeooo:paragraph-rsid="00114ca7"/>
    </style:style>
    <style:style style:name="P3" style:family="paragraph" style:parent-style-name="Standard">
      <style:text-properties officeooo:rsid="00123c6a" officeooo:paragraph-rsid="00123c6a"/>
    </style:style>
    <style:style style:name="P4" style:family="paragraph" style:parent-style-name="Standard">
      <style:text-properties style:font-name="Times New Roman" fo:font-size="15pt" officeooo:rsid="000fb5cc" officeooo:paragraph-rsid="000fb5cc" style:font-size-asian="15pt" style:font-size-complex="15pt"/>
    </style:style>
    <style:style style:name="P5" style:family="paragraph" style:parent-style-name="Standard">
      <style:text-properties style:font-name="Times New Roman" fo:font-size="15pt" officeooo:rsid="00114ca7" officeooo:paragraph-rsid="00114ca7" style:font-size-asian="15pt" style:font-size-complex="15pt"/>
    </style:style>
    <style:style style:name="P6" style:family="paragraph" style:parent-style-name="Standard">
      <style:text-properties style:font-name="Times New Roman" fo:font-size="15pt" officeooo:rsid="00123c6a" officeooo:paragraph-rsid="00123c6a" style:font-size-asian="15pt" style:font-size-complex="15pt"/>
    </style:style>
    <style:style style:name="P7" style:family="paragraph" style:parent-style-name="Standard">
      <style:text-properties style:font-name="Times New Roman" fo:font-size="15pt" officeooo:rsid="00166c45" officeooo:paragraph-rsid="00166c45" style:font-size-asian="15pt" style:font-size-complex="15pt"/>
    </style:style>
    <style:style style:name="P8" style:family="paragraph" style:parent-style-name="Standard">
      <style:text-properties style:font-name="Times New Roman" fo:font-size="15pt" officeooo:rsid="00181143" officeooo:paragraph-rsid="00181143" style:font-size-asian="15pt" style:font-size-complex="15pt"/>
    </style:style>
    <style:style style:name="P9" style:family="paragraph" style:parent-style-name="Standard">
      <style:text-properties style:font-name="Times New Roman" fo:font-size="15pt" officeooo:rsid="00187b29" officeooo:paragraph-rsid="00187b29" style:font-size-asian="15pt" style:font-size-complex="15pt"/>
    </style:style>
    <style:style style:name="P10" style:family="paragraph" style:parent-style-name="Standard">
      <style:text-properties style:font-name="Times New Roman" fo:font-size="15pt" officeooo:rsid="0019d877" officeooo:paragraph-rsid="0019d877" style:font-size-asian="15pt" style:font-size-complex="15pt"/>
    </style:style>
    <style:style style:name="P11" style:family="paragraph" style:parent-style-name="Standard">
      <style:text-properties style:font-name="Times New Roman" fo:font-size="15pt" officeooo:rsid="0019d877" officeooo:paragraph-rsid="001b32f5" style:font-size-asian="15pt" style:font-size-complex="15pt"/>
    </style:style>
    <style:style style:name="P12" style:family="paragraph" style:parent-style-name="Standard">
      <style:text-properties style:font-name="Times New Roman" fo:font-size="15pt" officeooo:rsid="0019d877" officeooo:paragraph-rsid="001cadcf" style:font-size-asian="15pt" style:font-size-complex="15pt"/>
    </style:style>
    <style:style style:name="P13" style:family="paragraph" style:parent-style-name="Standard">
      <style:text-properties style:font-name="Times New Roman" fo:font-size="15pt" officeooo:rsid="001417a7" officeooo:paragraph-rsid="001417a7" style:font-size-asian="13.1000003814697pt" style:font-size-complex="15pt"/>
    </style:style>
    <style:style style:name="P14" style:family="paragraph" style:parent-style-name="Standard">
      <style:text-properties style:font-name="Times New Roman" fo:font-size="15pt" officeooo:rsid="001cadcf" officeooo:paragraph-rsid="001b32f5" style:font-size-asian="15pt" style:font-size-complex="15pt"/>
    </style:style>
    <style:style style:name="P15" style:family="paragraph" style:parent-style-name="Standard">
      <style:text-properties style:font-name="Times New Roman" fo:font-size="15pt" officeooo:rsid="001b32f5" officeooo:paragraph-rsid="001b32f5" style:font-size-asian="15pt" style:font-size-complex="15pt"/>
    </style:style>
    <style:style style:name="P16" style:family="paragraph" style:parent-style-name="Standard">
      <style:text-properties style:font-name="Times New Roman" fo:font-size="15pt" officeooo:rsid="0019d877" officeooo:paragraph-rsid="001cadcf" style:font-size-asian="15pt" style:font-size-complex="15pt"/>
    </style:style>
    <style:style style:name="P17" style:family="paragraph" style:parent-style-name="Standard">
      <style:text-properties style:font-name="Times New Roman" fo:font-size="15pt" officeooo:rsid="00187b29" officeooo:paragraph-rsid="00187b29" style:font-size-asian="15pt" style:font-size-complex="15pt"/>
    </style:style>
    <style:style style:name="P18" style:family="paragraph" style:parent-style-name="Standard">
      <style:text-properties style:font-name="Times New Roman" fo:font-size="15pt" fo:font-weight="bold" officeooo:rsid="00166c45" officeooo:paragraph-rsid="00166c45" style:font-size-asian="15pt" style:font-weight-asian="bold" style:font-size-complex="15pt" style:font-weight-complex="bold"/>
    </style:style>
    <style:style style:name="P19" style:family="paragraph" style:parent-style-name="Standard">
      <style:text-properties style:font-name="Times New Roman" fo:font-size="15pt" fo:font-weight="bold" officeooo:rsid="00181143" officeooo:paragraph-rsid="00181143" style:font-size-asian="15pt" style:font-weight-asian="bold" style:font-size-complex="15pt" style:font-weight-complex="bold"/>
    </style:style>
    <style:style style:name="P20" style:family="paragraph" style:parent-style-name="Standard">
      <style:text-properties style:font-name="Times New Roman" fo:font-size="15pt" fo:font-weight="bold" officeooo:rsid="00187b29" officeooo:paragraph-rsid="00187b29" style:font-size-asian="15pt" style:font-weight-asian="bold" style:font-size-complex="15pt" style:font-weight-complex="bold"/>
    </style:style>
    <style:style style:name="P21" style:family="paragraph" style:parent-style-name="Standard">
      <style:text-properties style:font-name="Times New Roman" fo:font-size="15pt" fo:font-weight="bold" officeooo:rsid="0019d877" officeooo:paragraph-rsid="0019d877" style:font-size-asian="15pt" style:font-weight-asian="bold" style:font-size-complex="15pt" style:font-weight-complex="bold"/>
    </style:style>
    <style:style style:name="P22" style:family="paragraph" style:parent-style-name="Standard">
      <style:text-properties style:font-name="Times New Roman" fo:font-size="15pt" fo:font-weight="bold" officeooo:rsid="0019d877" officeooo:paragraph-rsid="001cadcf" style:font-size-asian="15pt" style:font-weight-asian="bold" style:font-size-complex="15pt" style:font-weight-complex="bold"/>
    </style:style>
    <style:style style:name="P23" style:family="paragraph" style:parent-style-name="Standard">
      <style:text-properties style:font-name="Times New Roman" fo:font-size="15pt" fo:font-weight="bold" officeooo:rsid="0019d877" officeooo:paragraph-rsid="001b32f5" style:font-size-asian="15pt" style:font-weight-asian="bold" style:font-size-complex="15pt" style:font-weight-complex="bold"/>
    </style:style>
    <style:style style:name="P24" style:family="paragraph" style:parent-style-name="Standard">
      <style:text-properties style:font-name="Times New Roman" fo:font-size="15pt" fo:font-weight="bold" officeooo:rsid="000fb5cc" officeooo:paragraph-rsid="000fb5cc" style:font-size-asian="15pt" style:font-weight-asian="bold" style:font-size-complex="15pt" style:font-weight-complex="bold"/>
    </style:style>
    <style:style style:name="P25" style:family="paragraph" style:parent-style-name="Standard">
      <style:text-properties style:font-name="Times New Roman" fo:font-size="15pt" fo:font-weight="bold" officeooo:rsid="00114ca7" officeooo:paragraph-rsid="00114ca7" style:font-size-asian="15pt" style:font-weight-asian="bold" style:font-size-complex="15pt" style:font-weight-complex="bold"/>
    </style:style>
    <style:style style:name="P26" style:family="paragraph" style:parent-style-name="Standard">
      <style:text-properties style:font-name="Times New Roman" fo:font-size="15pt" fo:font-weight="bold" officeooo:rsid="00123c6a" officeooo:paragraph-rsid="00123c6a" style:font-size-asian="15pt" style:font-weight-asian="bold" style:font-size-complex="15pt" style:font-weight-complex="bold"/>
    </style:style>
    <style:style style:name="P27" style:family="paragraph" style:parent-style-name="Standard">
      <style:text-properties style:font-name="Times New Roman" fo:font-size="15pt" fo:font-weight="bold" officeooo:rsid="001417a7" officeooo:paragraph-rsid="001417a7" style:font-size-asian="13.1000003814697pt" style:font-weight-asian="bold" style:font-size-complex="15pt" style:font-weight-complex="bold"/>
    </style:style>
    <style:style style:name="P28" style:family="paragraph" style:parent-style-name="Standard">
      <style:text-properties fo:font-variant="normal" fo:text-transform="none" fo:color="#000000" style:font-name="Times New Roman" fo:font-size="15pt" fo:letter-spacing="normal" fo:font-style="normal" fo:font-weight="normal" officeooo:rsid="0019d877" officeooo:paragraph-rsid="001b32f5" style:font-size-asian="15pt" style:font-size-complex="15pt" loext:padding="0cm" loext:border="none"/>
    </style:style>
    <style:style style:name="P29" style:family="paragraph" style:parent-style-name="Standard">
      <style:text-properties style:font-name="Times New Roman" fo:font-size="15pt" fo:font-style="normal" fo:font-weight="bold" officeooo:rsid="00187b29" officeooo:paragraph-rsid="00187b29" style:font-size-asian="15pt" style:font-style-asian="normal" style:font-weight-asian="bold" style:font-size-complex="15pt" style:font-style-complex="normal" style:font-weight-complex="bold"/>
    </style:style>
    <style:style style:name="P30" style:family="paragraph" style:parent-style-name="Standard">
      <style:text-properties style:font-name="Times New Roman" fo:font-size="15pt" fo:font-weight="bold" officeooo:paragraph-rsid="00187b29" style:font-size-asian="15pt" style:font-weight-asian="bold" style:font-size-complex="15pt" style:font-weight-complex="bold"/>
    </style:style>
    <style:style style:name="P31" style:family="paragraph" style:parent-style-name="Standard">
      <style:text-properties officeooo:paragraph-rsid="00187b29"/>
    </style:style>
    <style:style style:name="T1" style:family="text">
      <style:text-properties officeooo:rsid="00114ca7"/>
    </style:style>
    <style:style style:name="T2" style:family="text">
      <style:text-properties fo:font-variant="normal" fo:text-transform="none" fo:color="#000000" fo:letter-spacing="normal" fo:font-style="normal" fo:font-weight="normal" loext:padding="0cm" loext:border="none"/>
    </style:style>
    <style:style style:name="T3" style:family="text">
      <style:text-properties fo:font-variant="normal" fo:text-transform="none" fo:color="#000000" fo:letter-spacing="normal" fo:font-style="normal" fo:font-weight="normal" officeooo:rsid="001b32f5" loext:padding="0cm" loext:border="none"/>
    </style:style>
    <style:style style:name="T4" style:family="text">
      <style:text-properties fo:font-variant="normal" fo:text-transform="none" fo:color="#000000" fo:letter-spacing="normal" fo:font-style="normal" fo:font-weight="normal" officeooo:rsid="001cadcf" loext:padding="0cm" loext:border="none"/>
    </style:style>
    <style:style style:name="T5" style:family="text">
      <style:text-properties fo:font-variant="normal" fo:text-transform="none" fo:color="#000000" fo:letter-spacing="normal" fo:font-style="normal" loext:padding="0cm" loext:border="none"/>
    </style:style>
    <style:style style:name="T6" style:family="text">
      <style:text-properties fo:font-variant="normal" fo:text-transform="none" fo:color="#000000" fo:letter-spacing="normal" fo:font-style="normal" officeooo:rsid="001b32f5" loext:padding="0cm" loext:border="none"/>
    </style:style>
    <style:style style:name="T7" style:family="text">
      <style:text-properties fo:font-variant="normal" fo:text-transform="none" fo:color="#222222" style:font-name="arial" fo:font-size="12pt" fo:letter-spacing="normal" fo:font-style="normal" fo:font-weight="normal"/>
    </style:style>
    <style:style style:name="T8" style:family="text">
      <style:text-properties fo:font-variant="normal" fo:text-transform="none" fo:color="#222222" style:font-name="arial" fo:font-size="12pt" fo:letter-spacing="normal" fo:font-style="normal" fo:font-weight="normal" officeooo:rsid="00187b29" style:font-size-asian="15pt" style:font-size-complex="15pt"/>
    </style:style>
    <style:style style:name="T9" style:family="text">
      <style:text-properties fo:font-variant="normal" fo:text-transform="none" fo:color="#222222" style:font-name="arial" fo:font-size="12pt" fo:letter-spacing="normal" fo:font-style="normal" fo:font-weight="normal" officeooo:rsid="002544be" style:font-size-asian="15pt" style:font-size-complex="15pt"/>
    </style:style>
    <style:style style:name="T10" style:family="text">
      <style:text-properties fo:font-variant="normal" fo:text-transform="none" fo:color="#222222" style:font-name="arial" fo:font-size="12pt" fo:letter-spacing="normal" fo:font-style="normal" fo:font-weight="bold"/>
    </style:style>
    <style:style style:name="T11" style:family="text">
      <style:text-properties fo:font-variant="normal" fo:text-transform="none" fo:color="#222222" style:font-name="arial" fo:font-size="12pt" fo:letter-spacing="normal" fo:font-style="normal" fo:font-weight="bold" officeooo:rsid="00187b29" style:font-size-asian="15pt" style:font-size-complex="15pt"/>
    </style:style>
    <style:style style:name="T12" style:family="text">
      <style:text-properties fo:font-variant="normal" fo:text-transform="none" fo:color="#222222" fo:letter-spacing="normal"/>
    </style:style>
    <style:style style:name="T13" style:family="text">
      <style:text-properties fo:font-variant="normal" fo:text-transform="none" fo:color="#222222" fo:letter-spacing="normal" fo:font-style="normal"/>
    </style:style>
    <style:style style:name="T14" style:family="text">
      <style:text-properties fo:font-variant="normal" fo:text-transform="none" fo:color="#222222" fo:letter-spacing="normal" fo:font-style="normal" fo:font-weight="normal"/>
    </style:style>
    <style:style style:name="T15" style:family="text">
      <style:text-properties fo:font-variant="normal" fo:text-transform="none" fo:color="#222222" fo:letter-spacing="normal" fo:font-style="normal" fo:font-weight="normal" officeooo:rsid="00187b29"/>
    </style:style>
    <style:style style:name="T16" style:family="text">
      <style:text-properties fo:font-variant="normal" fo:text-transform="none" fo:color="#222222" fo:letter-spacing="normal" fo:font-style="normal" fo:font-weight="normal" officeooo:rsid="002544be"/>
    </style:style>
    <style:style style:name="T17" style:family="text">
      <style:text-properties fo:font-variant="normal" fo:text-transform="none" fo:color="#222222" fo:letter-spacing="normal" fo:font-style="normal" fo:font-weight="bold"/>
    </style:style>
    <style:style style:name="T18" style:family="text">
      <style:text-properties fo:font-variant="normal" fo:text-transform="none" fo:color="#222222" fo:letter-spacing="normal" fo:font-style="normal" fo:font-weight="bold" officeooo:rsid="00187b29"/>
    </style:style>
    <style:style style:name="T19" style:family="text">
      <style:text-properties fo:font-variant="normal" fo:text-transform="none" fo:color="#222222" fo:letter-spacing="normal" fo:font-style="normal" officeooo:rsid="00187b29"/>
    </style:style>
    <style:style style:name="T20" style:family="text">
      <style:text-properties fo:font-variant="normal" fo:text-transform="none" fo:color="#222222" fo:letter-spacing="normal" fo:font-style="normal" officeooo:rsid="002544be"/>
    </style:style>
    <style:style style:name="T21" style:family="text">
      <style:text-properties fo:font-variant="normal" fo:text-transform="none" fo:color="#222222" fo:letter-spacing="normal" officeooo:rsid="0023bc67"/>
    </style:style>
    <style:style style:name="T22" style:family="text">
      <style:text-properties fo:font-variant="normal" fo:text-transform="none" fo:color="#222222" fo:font-size="12pt" fo:letter-spacing="normal" fo:font-style="normal" fo:font-weight="normal"/>
    </style:style>
    <style:style style:name="T23" style:family="text">
      <style:text-properties fo:font-variant="normal" fo:text-transform="none" fo:color="#222222" fo:font-size="12pt" fo:letter-spacing="normal" fo:font-style="normal" fo:font-weight="normal" officeooo:rsid="00187b29" style:font-size-asian="15pt" style:font-size-complex="15pt"/>
    </style:style>
    <style:style style:name="T24" style:family="text">
      <style:text-properties fo:font-variant="normal" fo:text-transform="none" fo:color="#222222" fo:font-size="12pt" fo:letter-spacing="normal" fo:font-style="normal" fo:font-weight="normal" officeooo:rsid="002544be" style:font-size-asian="15pt" style:font-size-complex="15pt"/>
    </style:style>
    <style:style style:name="T25" style:family="text">
      <style:text-properties fo:font-variant="normal" fo:text-transform="none" fo:color="#222222" fo:font-size="12pt" fo:letter-spacing="normal" fo:font-style="normal" fo:font-weight="bold"/>
    </style:style>
    <style:style style:name="T26" style:family="text">
      <style:text-properties fo:font-variant="normal" fo:text-transform="none" fo:color="#222222" fo:font-size="12pt" fo:letter-spacing="normal" fo:font-style="normal" fo:font-weight="bold" officeooo:rsid="00187b29" style:font-size-asian="15pt" style:font-size-complex="15pt"/>
    </style:style>
    <style:style style:name="T27" style:family="text">
      <style:text-properties fo:font-variant="normal" fo:text-transform="none" fo:color="#333333" style:font-name="q serif" fo:font-size="12pt" fo:letter-spacing="normal" fo:font-style="normal" fo:font-weight="normal"/>
    </style:style>
    <style:style style:name="T28" style:family="text">
      <style:text-properties fo:font-variant="normal" fo:text-transform="none" fo:color="#333333" style:font-name="q serif" fo:font-size="12pt" fo:letter-spacing="normal" fo:font-style="normal" fo:font-weight="normal" officeooo:rsid="00187b29" style:font-size-asian="15pt" style:font-size-complex="15pt"/>
    </style:style>
    <style:style style:name="T29" style:family="text">
      <style:text-properties fo:font-variant="normal" fo:text-transform="none" fo:color="#333333" style:font-name="Times New Roman" fo:font-size="12pt" fo:letter-spacing="normal" fo:font-style="normal" fo:font-weight="normal"/>
    </style:style>
    <style:style style:name="T30" style:family="text">
      <style:text-properties fo:font-variant="normal" fo:text-transform="none" fo:color="#333333" style:font-name="Times New Roman" fo:font-size="12pt" fo:letter-spacing="normal" fo:font-style="normal" fo:font-weight="normal" officeooo:rsid="00187b29" style:font-size-asian="15pt" style:font-size-complex="15pt"/>
    </style:style>
    <style:style style:name="T31" style:family="text">
      <style:text-properties fo:font-variant="normal" fo:text-transform="none" fo:color="#333333" style:font-name="Times New Roman" fo:font-size="15pt" fo:letter-spacing="normal" fo:font-style="normal" fo:font-weight="normal" style:font-size-asian="15pt" style:font-size-complex="15pt"/>
    </style:style>
    <style:style style:name="T32" style:family="text">
      <style:text-properties fo:font-variant="normal" fo:text-transform="none" fo:color="#333333" style:font-name="Times New Roman" fo:font-size="15pt" fo:letter-spacing="normal" fo:font-style="normal" fo:font-weight="normal" officeooo:rsid="00187b29" style:font-size-asian="15pt" style:font-size-complex="15pt"/>
    </style:style>
    <style:style style:name="T33" style:family="text">
      <style:text-properties fo:font-variant="normal" fo:text-transform="none" fo:color="#333333" style:font-name="Times New Roman" fo:font-size="15pt" fo:letter-spacing="normal" fo:font-style="normal" fo:font-weight="bold" style:font-size-asian="15pt" style:font-weight-asian="bold" style:font-size-complex="15pt" style:font-weight-complex="bold"/>
    </style:style>
    <style:style style:name="T34" style:family="text">
      <style:text-properties fo:font-variant="normal" fo:text-transform="none" fo:color="#333333" style:font-name="Times New Roman" fo:font-size="15pt" fo:letter-spacing="normal" fo:font-style="normal" fo:font-weight="bold" officeooo:rsid="00187b29" style:font-size-asian="15pt" style:font-weight-asian="bold" style:font-size-complex="15pt" style:font-weight-complex="bold"/>
    </style:style>
    <style:style style:name="T35" style:family="text">
      <style:text-properties fo:font-variant="normal" fo:text-transform="none" fo:color="#333333" style:font-name="Times New Roman" fo:font-size="15pt" fo:letter-spacing="normal" fo:font-style="normal" fo:font-weight="bold" officeooo:rsid="002544be" style:font-size-asian="15pt" style:font-weight-asian="bold" style:font-size-complex="15pt" style:font-weight-complex="bold"/>
    </style:style>
    <style:style style:name="T36" style:family="text">
      <style:text-properties officeooo:rsid="001cadcf"/>
    </style:style>
    <style:style style:name="T37" style:family="text">
      <style:text-properties officeooo:rsid="001e5a97"/>
    </style:style>
    <style:style style:name="T38" style:family="text">
      <style:text-properties fo:font-weight="bold" style:font-weight-asian="bold" style:font-weight-complex="bold"/>
    </style:style>
    <style:style style:name="T39" style:family="text">
      <style:text-properties style:font-name="Times New Roman" fo:font-size="15pt" officeooo:rsid="00187b29" style:font-size-asian="15pt" style:font-size-complex="15pt"/>
    </style:style>
    <style:style style:name="T40" style:family="text">
      <style:text-properties style:font-name="Times New Roman" fo:font-size="15pt" officeooo:rsid="002544be" style:font-size-asian="15pt" style:font-size-complex="15pt"/>
    </style:style>
    <style:style style:name="T41" style:family="text">
      <style:text-properties officeooo:rsid="0023bc67"/>
    </style:style>
    <style:style style:name="T42" style:family="text">
      <style:text-properties style:font-name="Times New Roman" fo:font-size="15pt" officeooo:rsid="00187b29" style:font-size-asian="15pt" style:font-size-complex="15pt"/>
    </style:style>
    <style:style style:name="T43" style:family="text">
      <style:text-properties style:font-name="Times New Roman" fo:font-size="15pt" fo:font-weight="bold" officeooo:rsid="00187b29" style:font-size-asian="15pt" style:font-weight-asian="bold" style:font-size-complex="15pt" style:font-weight-complex="bold"/>
    </style:style>
    <style:style style:name="T44" style:family="text">
      <style:text-properties fo:font-size="15pt" officeooo:rsid="00187b29" style:font-size-asian="15pt" style:font-size-complex="15pt"/>
    </style:style>
    <style:style style:name="T45" style:family="text">
      <style:text-properties fo:font-size="15pt" officeooo:rsid="002544be" style:font-size-asian="15pt" style:font-size-complex="15pt"/>
    </style:style>
    <style:style style:name="T46" style:family="text">
      <style:text-properties officeooo:rsid="002544be"/>
    </style:style>
    <style:style style:name="T47" style:family="text">
      <style:text-properties officeooo:rsid="00187b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6">1. </text:span>At which block of the digital communication system is the message symbol converted into a digital form of binary sequence?</text:p>
      <text:p text:style-name="P18">a. source encoder</text:p>
      <text:p text:style-name="P7">b. channel encoder</text:p>
      <text:p text:style-name="P7">c. modulator</text:p>
      <text:p text:style-name="P7">d. source decoder</text:p>
      <text:p text:style-name="P7"/>
      <text:p text:style-name="P7"><text:span text:style-name="T36">2. </text:span>Which of these block elements does not feature in the block diagram of an offset QPSK transmitter</text:p>
      <text:p text:style-name="P7">a. demultiplexer</text:p>
      <text:p text:style-name="P18">b. bandpass filter</text:p>
      <text:p text:style-name="P7">c. adder</text:p>
      <text:p text:style-name="P7">d. bipolar NRZ level encoder</text:p>
      <text:p text:style-name="P7"/>
      <text:p text:style-name="P7"><text:span text:style-name="T36">3. </text:span>Which of these is not a characteristic of QASK</text:p>
      <text:p text:style-name="P7">a. Quadrature phase is modulated</text:p>
      <text:p text:style-name="P7">b. Quadrature amplitude is modulated</text:p>
      <text:p text:style-name="P18">c. all signal points are placed on the circumference of the circle</text:p>
      <text:p text:style-name="P7">d. this modulation is relatively complex than QPSK</text:p>
      <text:p text:style-name="P7"/>
      <text:p text:style-name="P7"><text:span text:style-name="T36">4. </text:span>Which of these modulation techniques is also called as Shaped QPSK?</text:p>
      <text:p text:style-name="P7"><text:span text:style-name="T38">a. MSK <text:s/></text:span><text:s text:c="10"/>b. QASK <text:s text:c="14"/>c. BPSK <text:s text:c="12"/>d. DEPSK</text:p>
      <text:p text:style-name="P7"/>
      <text:p text:style-name="P7"><text:span text:style-name="T36">5. </text:span>Which of these modulation techniques follow a non coherent detection method?</text:p>
      <text:p text:style-name="P7">a. BPSK <text:s/><text:tab/><text:tab/><text:span text:style-name="T38"> b. DPSK <text:s text:c="4"/></text:span><text:tab/><text:tab/>c. QPSK <text:tab/><text:tab/>d. M-ary ASK</text:p>
      <text:p text:style-name="P4"/>
      <text:p text:style-name="P7"><text:span text:style-name="T36">6. </text:span>Which of these is a characteristic of FDMA?</text:p>
      <text:p text:style-name="P7">a. time synchronization is required</text:p>
      <text:p text:style-name="P7">b. code word is required</text:p>
      <text:p text:style-name="P18">c. power efficiency is reduced</text:p>
      <text:p text:style-name="P7">d. guard bands are not required</text:p>
      <text:p text:style-name="P7"/>
      <text:p text:style-name="P7"><text:span text:style-name="T36">7. </text:span>Which of these parameters are not used to evaluate the performance of the DSS Spectrum System?</text:p>
      <text:p text:style-name="P7">a. processing gain</text:p>
      <text:p text:style-name="P7">b. probability error</text:p>
      <text:p text:style-name="P18">c. directivity</text:p>
      <text:p text:style-name="P7">d. jamming margin</text:p>
      <text:p text:style-name="P7"/>
      <text:p text:style-name="P7"><text:span text:style-name="T36">8. </text:span>Which of these is a type of cyclic code?</text:p>
      <text:p text:style-name="P18">a. bose-chaudhari hocquengham code</text:p>
      <text:p text:style-name="P7"><text:soft-page-break/>b. hamming code</text:p>
      <text:p text:style-name="P7">c. systematic code</text:p>
      <text:p text:style-name="P7">d. hadamard code</text:p>
      <text:p text:style-name="P7"/>
      <text:p text:style-name="P7"><text:span text:style-name="T36">9. </text:span>In the baseband signaling schemes which of these has a higher error probability?</text:p>
      <text:p text:style-name="P7">a. ASK <text:s/><text:span text:style-name="T38">b. PSK</text:span><text:tab/>c. FSK <text:s text:c="3"/>d. DPSK</text:p>
      <text:p text:style-name="P7"/>
      <text:p text:style-name="P8"><text:span text:style-name="T36">10. </text:span>The gate present at the input of the Duobinary encoder is</text:p>
      <text:p text:style-name="P8"><text:span text:style-name="T38">a. exclusive OR</text:span><text:tab/>b. NOR<text:tab/>c. OR<text:tab/><text:tab/>d. NAND</text:p>
      <text:p text:style-name="P8"/>
      <text:p text:style-name="P8"><text:span text:style-name="T36">11. </text:span>Which of these ADCs is the fastest?</text:p>
      <text:p text:style-name="P19">a. Flash comparator</text:p>
      <text:p text:style-name="P8">b. Dual slope comparator</text:p>
      <text:p text:style-name="P8">c. Successive approximation ADC</text:p>
      <text:p text:style-name="P8">d. Servo tracking ADC</text:p>
      <text:p text:style-name="P8"/>
      <text:p text:style-name="P9"><text:span text:style-name="T36">12. </text:span>Which of these is an advantage of an active filter over a passive filter?</text:p>
      <text:p text:style-name="P20">a. flexibility in gain and frequency adjustment</text:p>
      <text:p text:style-name="P9">b. produces a higher bandwidth</text:p>
      <text:p text:style-name="P9">c. requires a dual power supply</text:p>
      <text:p text:style-name="P9">d. has a better approximate ideal response</text:p>
      <text:p text:style-name="P9"/>
      <text:p text:style-name="P9"><text:span text:style-name="T36">13. </text:span>Which of these is not an element block in the PLL block diagram?</text:p>
      <text:p text:style-name="P9">a. VCO<text:tab/>b. Low pass filter<text:tab/><text:tab/><text:span text:style-name="T38">c. High pass filter</text:span><text:tab/>d. Phase comparator</text:p>
      <text:p text:style-name="P9"/>
      <text:p text:style-name="P9"><text:span text:style-name="T36">14. </text:span>The ideal output offset voltage range for a 741C opamp is?</text:p>
      <text:p text:style-name="P9">a. +15V, -15V<text:tab/><text:span text:style-name="T38">b. + 15mV, -15mV</text:span> <text:tab/>c. +13V<text:tab/>d. -13V</text:p>
      <text:p text:style-name="P9"/>
      <text:p text:style-name="P9"><text:span text:style-name="T36">15. </text:span>Which of these oscillators has a gain of A=29?</text:p>
      <text:p text:style-name="P9">a. wein bridge<text:tab/><text:span text:style-name="T38">b. RC shift<text:tab/></text:span><text:tab/>c. quadrature</text:p>
      <text:p text:style-name="P9"/>
      <text:p text:style-name="P9"><text:span text:style-name="T36">16. </text:span>Which of these circuits have to satisfy the Nyquist frequency criteria?</text:p>
      <text:p text:style-name="P9">a. peak detector<text:tab/><text:span text:style-name="T38">b. sample and hold</text:span><text:tab/>c. log amplifier<text:tab/>d. precision rectifier</text:p>
      <text:p text:style-name="P9"/>
      <text:p text:style-name="P9"><text:span text:style-name="T36">17. </text:span>Which of these circuits do not have a capacitor in the feedback?</text:p>
      <text:p text:style-name="P9">a. practical integrator <text:s/>b. practical differentiator <text:s/>c. quadrature oscillator <text:s/><text:span text:style-name="T38">d. Log amplifier</text:span></text:p>
      <text:p text:style-name="P9"/>
      <text:p text:style-name="P9"><text:span text:style-name="T36">18. </text:span>What are the advantages of a schmitt trigger over a ZCD?</text:p>
      <text:p text:style-name="P29"><text:span text:style-name="T21">A </text:span><text:span text:style-name="T12">Schmitt trigger is a comparator circuit with hysteresis implemented by applying positive feedback to the non inverting input of a comparator or </text:span><text:soft-page-break/><text:span text:style-name="T12">differential amplifier. It is an active circuit which converts an analog input signal to a digital output signal.</text:span> <text:span text:style-name="T41">The hysteresis in the feedback acts as an error correction of the previous output and hence produces a better output.</text:span></text:p>
      <text:p text:style-name="P9"/>
      <text:p text:style-name="P9"><text:span text:style-name="T36">19. </text:span>Why is the precision rectifier better than the normal rectifier?</text:p>
      <text:p text:style-name="P31"><text:span text:style-name="T35">I</text:span><text:span text:style-name="T34">t generates accurate output which is missing in normal rectifier circuit or power-supply rectifier circuit (rectifier circuit using diode).</text:span><text:span text:style-name="T43"> </text:span><text:span text:style-name="T33">This rectifier uses ‘Super Diode’. A ‘Super Diode’ is a circuit combination of Op amp and diode. Diode rectifies the input, generates the output and OP amp reduces the voltage drop of diode (Vd) to zero (approximately). Thus, basically it works and generates the accurate output</text:span><text:span text:style-name="T27">.</text:span> </text:p>
      <text:p text:style-name="P9"/>
      <text:p text:style-name="P9"><text:span text:style-name="T36">20. </text:span>What are the additional characteristics of the instrumentation amplifier over the conventional amplifier?</text:p>
      <text:p text:style-name="P30"><text:span text:style-name="T19">Instrumentation amps usually have three inputs (ref is an input) </text:span><text:span text:style-name="T20">which are voltage buffers providing high gain, </text:span><text:span text:style-name="T19">a gain control facility, and one output.</text:span><text:span text:style-name="T47"> T</text:span><text:span text:style-name="T13">hey </text:span><text:span text:style-name="T20">fulfil</text:span><text:span text:style-name="T13"> a specific role in circuits needing the advantages of high input impedance with good gain while providing common mode noise rejection and fully differential inputs.</text:span> </text:p>
      <text:p text:style-name="P9"/>
      <text:p text:style-name="P10"><text:span text:style-name="T36">21. </text:span>In ARM7 TDMI which of these modes is a privileged version of the user mode?</text:p>
      <text:p text:style-name="P10">a. supervisor <text:s text:c="2"/><text:span text:style-name="T38">b. System</text:span> <text:s text:c="2"/>c. Abort <text:s text:c="2"/>d. IRQ</text:p>
      <text:p text:style-name="P10"/>
      <text:p text:style-name="P11"><text:span text:style-name="T36">22. </text:span>After reset, SP register is initialized to address________. </text:p>
      <text:p text:style-name="P12">a. 8H </text:p>
      <text:p text:style-name="P12">b. 9H </text:p>
      <text:p text:style-name="P22">c. 7H</text:p>
      <text:p text:style-name="P12">d. 6H </text:p>
      <text:p text:style-name="P11"/>
      <text:p text:style-name="P11"><text:span text:style-name="T36">23. </text:span>What is the address range of SFR Register bank? </text:p>
      <text:p text:style-name="P12">a. 00H-77H</text:p>
      <text:p text:style-name="P12"><text:s/>b. 40H-80H</text:p>
      <text:p text:style-name="P12"><text:s/>c.80H-7FH </text:p>
      <text:p text:style-name="P22">d.80H-FFH </text:p>
      <text:p text:style-name="P10"/>
      <text:p text:style-name="P10"><text:span text:style-name="T36">24. </text:span>Which of these is not a flag in the PSW register?</text:p>
      <text:p text:style-name="P10">a. carry<text:tab/><text:span text:style-name="T38">b. Zero</text:span><text:tab/>c. Auxiliary<text:tab/><text:tab/>d. Parity</text:p>
      <text:p text:style-name="P10"/>
      <text:p text:style-name="P10"><text:span text:style-name="T36">25. </text:span>The bit addressable RAM occupies which address range of the 8051 internal RAM?</text:p>
      <text:p text:style-name="P10">a. 10-17</text:p>
      <text:p text:style-name="P10"><text:soft-page-break/>b. 18-1F</text:p>
      <text:p text:style-name="P21">c. 20-2F</text:p>
      <text:p text:style-name="P11">d. 30-7F</text:p>
      <text:p text:style-name="P11"/>
      <text:p text:style-name="P14">26. Which of these registers in 8051 is not bit addressable</text:p>
      <text:p text:style-name="P15">a. PSW <text:s text:c="3"/>b. SCON <text:s text:c="2"/><text:span text:style-name="T38">c. PCON</text:span> <text:s text:c="2"/>d. TCON</text:p>
      <text:p text:style-name="P11"/>
      <text:p text:style-name="P11"><text:span text:style-name="T4">27. </text:span><text:span text:style-name="T2">Program memory in 8051 is </text:span></text:p>
      <text:p text:style-name="P28">a. 64 kB external</text:p>
      <text:p text:style-name="P23"><text:span text:style-name="T5">b. 64 kB total external</text:span><text:span text:style-name="T6">+</text:span><text:span text:style-name="T5">internal</text:span></text:p>
      <text:p text:style-name="P28">c. 64 kB internal</text:p>
      <text:p text:style-name="P11"><text:span text:style-name="T3">d.</text:span><text:span text:style-name="T2"> 64 kB external </text:span><text:span text:style-name="T3">+</text:span><text:span text:style-name="T2">4 kB interna</text:span><text:span text:style-name="T3">l</text:span></text:p>
      <text:p text:style-name="P11"/>
      <text:p text:style-name="P11"><text:span text:style-name="T36">28. </text:span>Which pin of port 3 is has an alternative function as write control signal for external data memory?</text:p>
      <text:p text:style-name="P12"><text:s/>a.P3.8 </text:p>
      <text:p text:style-name="P12">b.P3.3 </text:p>
      <text:p text:style-name="P22">c. P3.6 </text:p>
      <text:p text:style-name="P12">d.P3.1 </text:p>
      <text:p text:style-name="P11"/>
      <text:p text:style-name="P12"><text:span text:style-name="T36">29. </text:span>Which of the following register in ARM7 is used to point to the location of currently executing instruction in a program? </text:p>
      <text:p text:style-name="P12">a. R1</text:p>
      <text:p text:style-name="P12">b. R5 </text:p>
      <text:p text:style-name="P22">c. R15</text:p>
      <text:p text:style-name="P12"><text:s/>d. R8 </text:p>
      <text:p text:style-name="P12"/>
      <text:p text:style-name="P12"><text:span text:style-name="T36">30. </text:span>Which of the following processors belong to Reduced Instruction Set Computers (RISC) family? </text:p>
      <text:p text:style-name="P12">a. ARM b.AVR c. MIPS <text:span text:style-name="T38">d.All of the above </text:span></text:p>
      <text:p text:style-name="P12"/>
      <text:p text:style-name="P12"><text:span text:style-name="T36">31. </text:span>An instruction that is used to move data from an ARM Register to a Status Register (CPSR or SPSR) is called _______. </text:p>
      <text:p text:style-name="P12">a. MRC b. MRS <text:span text:style-name="T38">c. MSR</text:span> d. MCS</text:p>
      <text:p text:style-name="P12"/>
      <text:p text:style-name="P12"><text:span text:style-name="T36">32. </text:span>Instruction used to Test equality of two 32-bit values in ARM7 is called _____.</text:p>
      <text:p text:style-name="P12"><text:s/><text:span text:style-name="T38">a. TEQ</text:span> b. TST c. EOR d. None of the above </text:p>
      <text:p text:style-name="P12"/>
      <text:p text:style-name="P12"><text:span text:style-name="T36">33. </text:span>When a global variable may be modified by an exception handler, it should be declared as:</text:p>
      <text:p text:style-name="P12">a. Constant b. Static c. Dynamic <text:span text:style-name="T38">d. Volatile</text:span> </text:p>
      <text:p text:style-name="P12"><text:soft-page-break/></text:p>
      <text:p text:style-name="P12"><text:span text:style-name="T36">34. </text:span>Which of the following is not one of the source files of a linker to form an executable? </text:p>
      <text:p text:style-name="P12">a. .obj <text:span text:style-name="T38">b. .lef</text:span> c. .so d. .lib </text:p>
      <text:p text:style-name="P11"/>
      <text:p text:style-name="P4"><text:span text:style-name="T36">35. </text:span>In a communication system which of the following steps is not included in the process of reception?</text:p>
      <text:p text:style-name="P4">a. decoding</text:p>
      <text:p text:style-name="P4">b. encoding</text:p>
      <text:p text:style-name="P24">c. storage</text:p>
      <text:p text:style-name="P4">d. interpretation</text:p>
      <text:p text:style-name="P4"/>
      <text:p text:style-name="P4"><text:span text:style-name="T36">36. </text:span>The acoustic channel is used for which of the following?</text:p>
      <text:p text:style-name="P24">a. UHF communications</text:p>
      <text:p text:style-name="P4">b. single-sideband communications</text:p>
      <text:p text:style-name="P4">c. television communications</text:p>
      <text:p text:style-name="P4">d. small distance voice communications</text:p>
      <text:p text:style-name="P4"/>
      <text:p text:style-name="P4"><text:span text:style-name="T36">37. </text:span>Which of the following types of noise has a great significance at high frequencies?</text:p>
      <text:p text:style-name="P4">a. shot noise</text:p>
      <text:p text:style-name="P4">b. random noise </text:p>
      <text:p text:style-name="P4">c. impulse noise</text:p>
      <text:p text:style-name="P24">d. transit-time noise</text:p>
      <text:p text:style-name="P4"/>
      <text:p text:style-name="P4"><text:span text:style-name="T36">38. </text:span>Which of the following is the most reliable measurement for comparing amplifier noise characteristics?</text:p>
      <text:p text:style-name="P4">a. signal-to-noise ratio</text:p>
      <text:p text:style-name="P24">b. noise factor</text:p>
      <text:p text:style-name="P4">c. shot noise</text:p>
      <text:p text:style-name="P4">d. thermal agitation noise</text:p>
      <text:p text:style-name="P4"/>
      <text:p text:style-name="P4"><text:span text:style-name="T36">39. </text:span>Leak-type bias is used in a plate-modulated class C amplifier </text:p>
      <text:p text:style-name="P4">a. increase the bandwidth</text:p>
      <text:p text:style-name="P4">b. prevent overmodulation</text:p>
      <text:p text:style-name="P24">c. prevent excessive grid current</text:p>
      <text:p text:style-name="P4">d. increase bandwidth</text:p>
      <text:p text:style-name="P4"/>
      <text:p text:style-name="P4"><text:span text:style-name="T36">40. </text:span>Independent side-band modulation (B8E) is normally used for</text:p>
      <text:p text:style-name="P24">a. HF point-to-point <text:span text:style-name="T1">radio-telephone</text:span></text:p>
      <text:p text:style-name="P4">b. monaural <text:span text:style-name="T1">broadcasting</text:span></text:p>
      <text:p text:style-name="P5">c. TV broadcasting</text:p>
      <text:p text:style-name="P5"><text:soft-page-break/>d. stereo broadcasting</text:p>
      <text:p text:style-name="P5"/>
      <text:p text:style-name="P5"><text:span text:style-name="T36">41. </text:span>Which of the following cannot be used to remove the unwanted sideband in the SSB?</text:p>
      <text:p text:style-name="P5">a. filter system</text:p>
      <text:p text:style-name="P5">b. phase-shift method</text:p>
      <text:p text:style-name="P5">c. third method</text:p>
      <text:p text:style-name="P25">d. balanced modulator</text:p>
      <text:p text:style-name="P5"/>
      <text:p text:style-name="P5"><text:span text:style-name="T37">42. </text:span>Which of the following is not an advantage of FM over AM?</text:p>
      <text:p text:style-name="P5">a. Better noise immunity is provided</text:p>
      <text:p text:style-name="P25">b. lower bandwidth is required</text:p>
      <text:p text:style-name="P5">c. The transmitted power is more useful</text:p>
      <text:p text:style-name="P5">d. Less modulating power is required</text:p>
      <text:p text:style-name="P5"/>
      <text:p text:style-name="P5"><text:span text:style-name="T37">43. </text:span>The main disadvantage of the two-hole directional coupler is</text:p>
      <text:p text:style-name="P5">a. low directional coupling</text:p>
      <text:p text:style-name="P5">b. poor directivity</text:p>
      <text:p text:style-name="P5">c. high SWR</text:p>
      <text:p text:style-name="P25">d. narrow bandwidth</text:p>
      <text:p text:style-name="P5"/>
      <text:p text:style-name="P5"><text:span text:style-name="T37">44. </text:span>Helical antennas are often used for satellite tracking of VHF because of</text:p>
      <text:p text:style-name="P5">a. troposcatter</text:p>
      <text:p text:style-name="P5">b. superrefraction</text:p>
      <text:p text:style-name="P25">c. the Faraday effect</text:p>
      <text:p text:style-name="P5">d. ionosphere refraction</text:p>
      <text:p text:style-name="P5"/>
      <text:p text:style-name="P6"><text:span text:style-name="T37">45. </text:span>Which one of the following is not an omnidirectional antenna</text:p>
      <text:p text:style-name="P6">a. Half-wave dipole </text:p>
      <text:p text:style-name="P26">b. Log-periodic</text:p>
      <text:p text:style-name="P6">c. Discone</text:p>
      <text:p text:style-name="P6">d. Marconi</text:p>
      <text:p text:style-name="P6"/>
      <text:p text:style-name="P6"><text:span text:style-name="T37">46. </text:span>The Shannon-Hartley law</text:p>
      <text:p text:style-name="P6">a. refers to distortion</text:p>
      <text:p text:style-name="P26">b. refers to noise</text:p>
      <text:p text:style-name="P6">c. defines bandwidth</text:p>
      <text:p text:style-name="P6">d. describes signaling rates</text:p>
      <text:p text:style-name="P6"/>
      <text:p text:style-name="P6"><text:span text:style-name="T37">47. </text:span>To separate channels in an FDM receiver, it is necessary to use</text:p>
      <text:p text:style-name="P26">a. AND gates</text:p>
      <text:p text:style-name="P6">b. bandpass filter</text:p>
      <text:p text:style-name="P6"><text:soft-page-break/>c. differentiation</text:p>
      <text:p text:style-name="P6">d. integration</text:p>
      <text:p text:style-name="P6"/>
      <text:p text:style-name="P6"><text:span text:style-name="T37">48. </text:span>The main disadvantage of CW Doppler radar is that</text:p>
      <text:p text:style-name="P6">a. it does not give the target velocity</text:p>
      <text:p text:style-name="P26">b. it does not give the target <text:span text:style-name="T41">range</text:span></text:p>
      <text:p text:style-name="P6">c. a transponder is required at the target</text:p>
      <text:p text:style-name="P6">d. it does not give the target position</text:p>
      <text:p text:style-name="P3"/>
      <text:p text:style-name="P13"><text:span text:style-name="T37">49. </text:span>Indicate which voltages are not found in the output of a normal monochrome receiver video detector.</text:p>
      <text:p text:style-name="P13">a. Sync</text:p>
      <text:p text:style-name="P13">b. Video</text:p>
      <text:p text:style-name="P27">c. Sweep</text:p>
      <text:p text:style-name="P13">d. Sound</text:p>
      <text:p text:style-name="P13"/>
      <text:p text:style-name="P13"><text:span text:style-name="T37">50. </text:span>The 3 major groups in the optical system are</text:p>
      <text:p text:style-name="P13">a. the components, the data rate, the response time</text:p>
      <text:p text:style-name="P13">b. the source, the link, the receiver</text:p>
      <text:p text:style-name="P13">c. the transmitter, the cable, the receiver</text:p>
      <text:p text:style-name="P27">d. the source, the link, the detector</text:p>
      <text:p text:style-name="P13"/>
      <text:p text:style-name="P13"/>
      <text:p text:style-name="P13"/>
      <text:p text:style-name="P13"><text:s/></text:p>
      <text:p text:style-name="P13"/>
      <text:p text:style-name="P3"/>
      <text:p text:style-name="P2"/>
      <text:p text:style-name="P2"/>
      <text:p text:style-name="P2"/>
      <text:p text:style-name="P2"/>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ans-serif"/>
    <style:font-face style:name="q serif" svg:font-family="'q serif', Georgia, Times, 'Times New Roman', 'Hiragino Kaku Gothic Pro', Meiryo, 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9T11:36:51.646000000</meta:creation-date>
    <dc:date>2017-12-09T20:49:15.226000000</dc:date>
    <meta:editing-duration>PT32M58S</meta:editing-duration>
    <meta:editing-cycles>8</meta:editing-cycles>
    <meta:generator>LibreOffice/5.2.3.3$Windows_x86 LibreOffice_project/d54a8868f08a7b39642414cf2c8ef2f228f780cf</meta:generator>
    <meta:document-statistic meta:table-count="0" meta:image-count="0" meta:object-count="0" meta:page-count="7" meta:paragraph-count="191" meta:word-count="1427" meta:character-count="8175" meta:non-whitespace-character-count="6831"/>
  </office:meta>
</office:document-meta>
</file>